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5mm"/>
    </style:style>
    <style:style style:name="co2" style:family="table-column">
      <style:table-column-properties fo:break-before="auto" style:column-width="21.6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mm" fo:break-before="page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Liste des contrats de 25 000 $ et p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troyés du 1er juin 2016 au 31 mai 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 du fournisseur</text:p>
          </table:table-cell>
          <table:table-cell office:value-type="string" calcext:value-type="string">
            <text:p>Description du bon de commande</text:p>
          </table:table-cell>
          <table:table-cell office:value-type="string" calcext:value-type="string">
            <text:p>Montant engag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C ENVIRONNEMENT INC./ <text:span text:style-name="T1">Entente 1197006</text:span></text:p>
          </table:table-cell>
          <table:table-cell office:value-type="string" calcext:value-type="string">
            <text:p>Nettoyage de chambres de vanne, secteur no. 1</text:p>
          </table:table-cell>
          <table:table-cell table:style-name="ce3" office:value-type="float" office:value="147842.04" calcext:value-type="float">
            <text:p>147 842,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À DEUX MAINS INC. (HEAD &amp; HANDS)</text:p>
          </table:table-cell>
          <table:table-cell office:value-type="string" calcext:value-type="string">
            <text:p>Contribution pour le volet Jeunesse 2000 - année 2016</text:p>
          </table:table-cell>
          <table:table-cell table:style-name="ce3" office:value-type="float" office:value="19984" calcext:value-type="float">
            <text:p>19 984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7</text:p>
          </table:table-cell>
          <table:table-cell table:style-name="ce3" office:value-type="float" office:value="59684" calcext:value-type="float">
            <text:p>59 684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LECK DE LA RIVA, ARCHITECTES</text:p>
          </table:table-cell>
          <table:table-cell office:value-type="string" calcext:value-type="string">
            <text:p>Parc Trenholme : dépense additionnelle pour le contrat de services professionnels pour le projet de mise aux normes de la pataugeoire</text:p>
          </table:table-cell>
          <table:table-cell table:style-name="ce3" office:value-type="float" office:value="5853.49" calcext:value-type="float">
            <text:p>5 853,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ntre communautaire et bibliothèque interculturelle : projet de réhabilitation de l'enveloppe verticale du bâtiment</text:p>
          </table:table-cell>
          <table:table-cell table:style-name="ce3" office:value-type="float" office:value="270321.02" calcext:value-type="float">
            <text:p>270 321,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Jean-Brillant : projet de construction d'un toit sur le terrain de pétanque</text:p>
          </table:table-cell>
          <table:table-cell table:style-name="ce3" office:value-type="float" office:value="32336.15" calcext:value-type="float">
            <text:p>32 336,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Georges-Saint-Pierre : projet de construction d'un toit sur le terrain de bocce</text:p>
          </table:table-cell>
          <table:table-cell table:style-name="ce3" office:value-type="float" office:value="44462.21" calcext:value-type="float">
            <text:p>44 462,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E DOUBLEXPRESSO INC.</text:p>
          </table:table-cell>
          <table:table-cell office:value-type="string" calcext:value-type="string">
            <text:p>Service : infographie et graphisme - année 2016</text:p>
          </table:table-cell>
          <table:table-cell table:style-name="ce3" office:value-type="float" office:value="22708.78" calcext:value-type="float">
            <text:p>22 708,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: infographie et graphisme - année 2017</text:p>
          </table:table-cell>
          <table:table-cell table:style-name="ce3" office:value-type="float" office:value="15748.12" calcext:value-type="float">
            <text:p>15 748,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ÉNAGEMENTS SUD-OUEST</text:p>
          </table:table-cell>
          <table:table-cell office:value-type="string" calcext:value-type="string">
            <text:p>Contrat pour la phase 1 des travaux de réfection du site commémoratif du parc Notre-Dame-de-Grâce</text:p>
          </table:table-cell>
          <table:table-cell table:style-name="ce3" office:value-type="float" office:value="213098.38" calcext:value-type="float">
            <text:p>213 098,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QUATECHNO SPÉCIALISTES AQUATIQUES INC.</text:p>
          </table:table-cell>
          <table:table-cell office:value-type="string" calcext:value-type="string">
            <text:p>Chlore et PH - saison 2016</text:p>
          </table:table-cell>
          <table:table-cell table:style-name="ce3" office:value-type="float" office:value="3596.45" calcext:value-type="float">
            <text:p>3 596,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ypochlorite de calcium - saison 2016</text:p>
          </table:table-cell>
          <table:table-cell table:style-name="ce3" office:value-type="float" office:value="4094.51" calcext:value-type="float">
            <text:p>4 094,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ôleur de qualité de l'eau des piscines - année 2016</text:p>
          </table:table-cell>
          <table:table-cell table:style-name="ce3" office:value-type="float" office:value="18740.27" calcext:value-type="float">
            <text:p>18 740,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O-DESIGN INC.</text:p>
          </table:table-cell>
          <table:table-cell office:value-type="string" calcext:value-type="string">
            <text:p>Abattage d'un frêne au 4535, av. Beaconsfield: bois et branches ramassés - année 2016</text:p>
          </table:table-cell>
          <table:table-cell table:style-name="ce3" office:value-type="float" office:value="2309.72" calcext:value-type="float">
            <text:p>2 309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attage et essouchement : projet place de Vimy - année 2016</text:p>
          </table:table-cell>
          <table:table-cell table:style-name="ce3" office:value-type="float" office:value="4287.79" calcext:value-type="float">
            <text:p>4 287,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attage d'arbres dangereux : 2790, av. Ekers et 4625, av. Beaconsfield - année 2016</text:p>
          </table:table-cell>
          <table:table-cell table:style-name="ce3" office:value-type="float" office:value="7559.1" calcext:value-type="float">
            <text:p>7 559,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souchement et nettoyage de site - année 2017</text:p>
          </table:table-cell>
          <table:table-cell table:style-name="ce3" office:value-type="float" office:value="5039.4" calcext:value-type="float">
            <text:p>5 039,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vaux d'élagage d'urgence - année 2017</text:p>
          </table:table-cell>
          <table:table-cell table:style-name="ce3" office:value-type="float" office:value="3674.56" calcext:value-type="float">
            <text:p>3 674,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HALTE SAINT-PATRICK INC.</text:p>
          </table:table-cell>
          <table:table-cell office:value-type="string" calcext:value-type="string">
            <text:p>Asphalte chaud</text:p>
          </table:table-cell>
          <table:table-cell table:style-name="ce3" office:value-type="float" office:value="25901.6" calcext:value-type="float">
            <text:p>25 901,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ION DE LA COMMUNAUTÉ NOIRE DE CÔTE-DES-NEIGES</text:p>
          </table:table-cell>
          <table:table-cell office:value-type="string" calcext:value-type="string">
            <text:p>Contribution financière : réalisation des activités de loisirs, gestion du centre et entretien sanitaire</text:p>
          </table:table-cell>
          <table:table-cell table:style-name="ce3" office:value-type="float" office:value="36036" calcext:value-type="float">
            <text:p>36 036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</text:p>
          </table:table-cell>
          <table:table-cell table:style-name="ce3" office:value-type="float" office:value="108110" calcext:value-type="float">
            <text:p>108 11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organisation du camp de jour Marcus Garvey</text:p>
          </table:table-cell>
          <table:table-cell table:style-name="ce3" office:value-type="float" office:value="32245" calcext:value-type="float">
            <text:p>32 245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7</text:p>
          </table:table-cell>
          <table:table-cell table:style-name="ce3" office:value-type="float" office:value="5500" calcext:value-type="float">
            <text:p>5 5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ION DES GENS D'AFFAIRES DE CÔTE-DES-NEIGES</text:p>
          </table:table-cell>
          <table:table-cell office:value-type="string" calcext:value-type="string">
            <text:p>Gestion et animation de la Placette Côte-des-Neiges - année 2016</text:p>
          </table:table-cell>
          <table:table-cell table:style-name="ce3" office:value-type="float" office:value="29450" calcext:value-type="float">
            <text:p>29 45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atégie média et mesures de satisfaction de la Placette Côte-des-Neiges - année 2016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élaboration d'un plan de communication pour la création d'une Société de développement commercial - année 2017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stion et animation de la Placette Côte-des-Neiges - année 2017</text:p>
          </table:table-cell>
          <table:table-cell table:style-name="ce3" office:value-type="float" office:value="15000" calcext:value-type="float">
            <text:p>15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pace publicitaire - Guide local - année 2017</text:p>
          </table:table-cell>
          <table:table-cell table:style-name="ce3" office:value-type="float" office:value="3000" calcext:value-type="float">
            <text:p>3 000,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SOCIATION POUR LE DÉVELOPPEMENT JEUNESSE DE LOYOLA</text:p>
          </table:table-cell>
          <table:table-cell office:value-type="string" calcext:value-type="string">
            <text:p>Contribution financière : réalisation des activités de sports et de loisirs - année 2016</text:p>
          </table:table-cell>
          <table:table-cell table:style-name="ce3" office:value-type="float" office:value="21142" calcext:value-type="float">
            <text:p>21 142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 - année 2017</text:p>
          </table:table-cell>
          <table:table-cell table:style-name="ce3" office:value-type="float" office:value="63428" calcext:value-type="float">
            <text:p>63 428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-VAL CMM/ <text:span text:style-name="T1">Entente 910214</text:span></text:p>
          </table:table-cell>
          <table:table-cell office:value-type="string" calcext:value-type="string">
            <text:p>Service de récupération de béton et d'asphalte - année 2016</text:p>
          </table:table-cell>
          <table:table-cell table:style-name="ce3" office:value-type="float" office:value="6156.18" calcext:value-type="float">
            <text:p>6 156,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itement et valorisation de matériaux de béton et d'asphalte - année 2017</text:p>
          </table:table-cell>
          <table:table-cell table:style-name="ce3" office:value-type="float" office:value="42519.94" calcext:value-type="float">
            <text:p>42 519,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-VAL CMM/ <text:span text:style-name="T1">Entente 1192507</text:span></text:p>
          </table:table-cell>
          <table:table-cell office:value-type="string" calcext:value-type="string">
            <text:p>Asphalte EC-5, PG 58-28 - année 2017</text:p>
          </table:table-cell>
          <table:table-cell table:style-name="ce3" office:value-type="float" office:value="48294.25" calcext:value-type="float">
            <text:p>48 294,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phalte EC-10, PG 58 -28 - année 2017</text:p>
          </table:table-cell>
          <table:table-cell table:style-name="ce3" office:value-type="float" office:value="66142.12" calcext:value-type="float">
            <text:p>66 142,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BLIOTHÈQUE PUBLIQUE JUIVE</text:p>
          </table:table-cell>
          <table:table-cell office:value-type="string" calcext:value-type="string">
            <text:p>Contribution financière - année 2016</text:p>
          </table:table-cell>
          <table:table-cell table:style-name="ce3" office:value-type="float" office:value="27468" calcext:value-type="float">
            <text:p>27 468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7</text:p>
          </table:table-cell>
          <table:table-cell table:style-name="ce3" office:value-type="float" office:value="28000" calcext:value-type="float">
            <text:p>28 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UTY INC.</text:p>
          </table:table-cell>
          <table:table-cell office:value-type="string" calcext:value-type="string">
            <text:p>Achat d'ameublement - année 2016</text:p>
          </table:table-cell>
          <table:table-cell table:style-name="ce3" office:value-type="float" office:value="5784.46" calcext:value-type="float">
            <text:p>5 784,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chaises et de chariots - année 2017</text:p>
          </table:table-cell>
          <table:table-cell table:style-name="ce3" office:value-type="float" office:value="13532.45" calcext:value-type="float">
            <text:p>13 532,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EFOUR JEUNESSE-EMPLOI NOTRE-DAME-DE-GRÂCE</text:p>
          </table:table-cell>
          <table:table-cell office:value-type="string" calcext:value-type="string">
            <text:p>Contribution financière - année 2016</text:p>
          </table:table-cell>
          <table:table-cell table:style-name="ce3" office:value-type="float" office:value="27000" calcext:value-type="float">
            <text:p>27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table de concertation jeunesse de Notre-Dame-de-Grâce - année 2016</text:p>
          </table:table-cell>
          <table:table-cell table:style-name="ce3" office:value-type="float" office:value="5000" calcext:value-type="float">
            <text:p>5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coordination de la table jeunesse - année 2017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ÈRE ST-JACQUES INC./ <text:span text:style-name="T1">Entente C1109176</text:span></text:p>
          </table:table-cell>
          <table:table-cell office:value-type="string" calcext:value-type="string">
            <text:p>Pierre concassée - année 2016</text:p>
          </table:table-cell>
          <table:table-cell table:style-name="ce3" office:value-type="float" office:value="174926.02" calcext:value-type="float">
            <text:p>174 926,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erre concassée - année 2017</text:p>
          </table:table-cell>
          <table:table-cell table:style-name="ce3" office:value-type="float" office:value="81296.01" calcext:value-type="float">
            <text:p>81 296,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ÈRE ST-JACQUES INC./<text:span text:style-name="T1"> Entente 1157152</text:span></text:p>
          </table:table-cell>
          <table:table-cell office:value-type="string" calcext:value-type="string">
            <text:p>Abrasif (90 % granulat et 10 % chlorure de sodium) - hiver 2016-2017</text:p>
          </table:table-cell>
          <table:table-cell table:style-name="ce3" office:value-type="float" office:value="101296.55" calcext:value-type="float">
            <text:p>101 296,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E COMMUNAUTAIRE DE LOISIR DE LA CÔTE-DES-NEIGES</text:p>
          </table:table-cell>
          <table:table-cell office:value-type="string" calcext:value-type="string">
            <text:p>Contribution financière - année 2016</text:p>
          </table:table-cell>
          <table:table-cell table:style-name="ce3" office:value-type="float" office:value="3404.49" calcext:value-type="float">
            <text:p>3 404,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ordination et réalisation du programme d'animation et de loisirs à l'aire d'animation du parc Jean-Brillant - année 2016</text:p>
          </table:table-cell>
          <table:table-cell table:style-name="ce3" office:value-type="float" office:value="11417.44" calcext:value-type="float">
            <text:p>11 417,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ble de concertation jeunesse CDN</text:p>
          </table:table-cell>
          <table:table-cell table:style-name="ce3" office:value-type="float" office:value="7243" calcext:value-type="float">
            <text:p>7 243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6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 - année 2016</text:p>
          </table:table-cell>
          <table:table-cell table:style-name="ce3" office:value-type="float" office:value="70581" calcext:value-type="float">
            <text:p>70 581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 - année 2017</text:p>
          </table:table-cell>
          <table:table-cell table:style-name="ce3" office:value-type="float" office:value="211744" calcext:value-type="float">
            <text:p>211 744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7</text:p>
          </table:table-cell>
          <table:table-cell table:style-name="ce3" office:value-type="float" office:value="17000" calcext:value-type="float">
            <text:p>17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organisation du camp de jour CELO - année 2017</text:p>
          </table:table-cell>
          <table:table-cell table:style-name="ce3" office:value-type="float" office:value="25500" calcext:value-type="float">
            <text:p>25 5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E COMMUNAUTAIRE MOUNTAIN SIGHTS</text:p>
          </table:table-cell>
          <table:table-cell office:value-type="string" calcext:value-type="string">
            <text:p>Contribution financière : réalisation des activités de sports et de loisirs - année 2016</text:p>
          </table:table-cell>
          <table:table-cell table:style-name="ce3" office:value-type="float" office:value="30426" calcext:value-type="float">
            <text:p>30 426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 - année 2017</text:p>
          </table:table-cell>
          <table:table-cell table:style-name="ce3" office:value-type="float" office:value="121700" calcext:value-type="float">
            <text:p>121 7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organisation du camp de jour Mountain Sights - année 2017</text:p>
          </table:table-cell>
          <table:table-cell table:style-name="ce3" office:value-type="float" office:value="11800" calcext:value-type="float">
            <text:p>11 8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E DE RESSOURCES COMMUNAUTAIRE CÔTE-DES-NEIGES</text:p>
          </table:table-cell>
          <table:table-cell office:value-type="string" calcext:value-type="string">
            <text:p>Contribution financière : réalisation des activités de sports et de loisirs - année 2016</text:p>
          </table:table-cell>
          <table:table-cell table:style-name="ce3" office:value-type="float" office:value="46666" calcext:value-type="float">
            <text:p>46 666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 - année 2017</text:p>
          </table:table-cell>
          <table:table-cell table:style-name="ce3" office:value-type="float" office:value="140000" calcext:value-type="float">
            <text:p>140 000,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NTRE DE SERVICES PARTAGÉS DU QUÉBEC</text:p>
          </table:table-cell>
          <table:table-cell office:value-type="string" calcext:value-type="string">
            <text:p>Téléphonie cellulaire - année 2016</text:p>
          </table:table-cell>
          <table:table-cell table:style-name="ce3" office:value-type="float" office:value="11405.08" calcext:value-type="float">
            <text:p>11 405,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éléphonie cellulaire - année 2017</text:p>
          </table:table-cell>
          <table:table-cell table:style-name="ce3" office:value-type="float" office:value="18098.96" calcext:value-type="float">
            <text:p>18 098,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MA+ S.E.N.C./ <text:span text:style-name="T1">Entente 1110647</text:span></text:p>
          </table:table-cell>
          <table:table-cell office:value-type="string" calcext:value-type="string">
            <text:p>Conception de devis de circulation pour la réalisation du programme de réfection routière - année 2017</text:p>
          </table:table-cell>
          <table:table-cell table:style-name="ce3" office:value-type="float" office:value="83330.48" calcext:value-type="float">
            <text:p>83 330,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É NISSAN - GABRIEL, S.E.C./ <text:span text:style-name="T1">Entente 1115912</text:span></text:p>
          </table:table-cell>
          <table:table-cell office:value-type="string" calcext:value-type="string">
            <text:p>Achat de cinq voitures électriques</text:p>
          </table:table-cell>
          <table:table-cell table:style-name="ce3" office:value-type="float" office:value="188503.88" calcext:value-type="float">
            <text:p>188 503,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 WATER WORKS INC.</text:p>
          </table:table-cell>
          <table:table-cell office:value-type="string" calcext:value-type="string">
            <text:p>Travaux de réparation de drains privés - avenue de Kent</text:p>
          </table:table-cell>
          <table:table-cell table:style-name="ce3" office:value-type="float" office:value="22677.3" calcext:value-type="float">
            <text:p>22 677,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vaux de réparation de drains privés - boulevard Décarie</text:p>
          </table:table-cell>
          <table:table-cell table:style-name="ce3" office:value-type="float" office:value="22257.35" calcext:value-type="float">
            <text:p>22 257,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UB DE PLEIN AIR NDG INC.</text:p>
          </table:table-cell>
          <table:table-cell office:value-type="string" calcext:value-type="string">
            <text:p>Contribution financière : réalisation des activités de sports et de loisirs - année 2016</text:p>
          </table:table-cell>
          <table:table-cell table:style-name="ce3" office:value-type="float" office:value="14000" calcext:value-type="float">
            <text:p>14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 - année 2017</text:p>
          </table:table-cell>
          <table:table-cell table:style-name="ce3" office:value-type="float" office:value="42000" calcext:value-type="float">
            <text:p>42 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M.S. ENTREPRENEURS GÉNÉRAUX INC.</text:p>
          </table:table-cell>
          <table:table-cell office:value-type="string" calcext:value-type="string">
            <text:p>Contrat de lavage des trottoirs - année 2016</text:p>
          </table:table-cell>
          <table:table-cell table:style-name="ce3" office:value-type="float" office:value="38456.23" calcext:value-type="float">
            <text:p>38 456,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BALT ARCHITECTES INC.</text:p>
          </table:table-cell>
          <table:table-cell office:value-type="string" calcext:value-type="string">
            <text:p>Centre communautaire de loisir de la CDN : service professionnel pour la préparation des plans, du devis et de la surveillance des travaux de maçonnerie</text:p>
          </table:table-cell>
          <table:table-cell table:style-name="ce3" office:value-type="float" office:value="80711.76" calcext:value-type="float">
            <text:p>80 711,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TÉ JEUNESSE DE NOTRE-DAME-DE-GRÂCE</text:p>
          </table:table-cell>
          <table:table-cell office:value-type="string" calcext:value-type="string">
            <text:p>Contribution financière : réalisation des activités de sports et de loisirs - année 2016</text:p>
          </table:table-cell>
          <table:table-cell table:style-name="ce3" office:value-type="float" office:value="158420" calcext:value-type="float">
            <text:p>158 42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gestion de centres</text:p>
          </table:table-cell>
          <table:table-cell table:style-name="ce3" office:value-type="float" office:value="32133" calcext:value-type="float">
            <text:p>32 133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anisation de la semaine italienne - année 2016</text:p>
          </table:table-cell>
          <table:table-cell table:style-name="ce3" office:value-type="float" office:value="2498.44" calcext:value-type="float">
            <text:p>2 498,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: réalisation des activités de sports et de loisirs pour divers centres - année 2017</text:p>
          </table:table-cell>
          <table:table-cell table:style-name="ce3" office:value-type="float" office:value="599412.46" calcext:value-type="float">
            <text:p>599 412,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7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anisation du camp de jour Walkley - année 2017</text:p>
          </table:table-cell>
          <table:table-cell table:style-name="ce3" office:value-type="float" office:value="20342.5" calcext:value-type="float">
            <text:p>20 342,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anisation du camp de jour St-Raymond - année 2017</text:p>
          </table:table-cell>
          <table:table-cell table:style-name="ce3" office:value-type="float" office:value="18932.37" calcext:value-type="float">
            <text:p>18 932,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ISSION SCOLAIRE DE MONTRÉAL (CSDM)</text:p>
          </table:table-cell>
          <table:table-cell office:value-type="string" calcext:value-type="string">
            <text:p>Location d'écoles - année 2016</text:p>
          </table:table-cell>
          <table:table-cell table:style-name="ce3" office:value-type="float" office:value="46586.94" calcext:value-type="float">
            <text:p>46 586,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niers de basketball - année 2017</text:p>
          </table:table-cell>
          <table:table-cell table:style-name="ce3" office:value-type="float" office:value="2206.84" calcext:value-type="float">
            <text:p>2 206,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'écoles - année 2017</text:p>
          </table:table-cell>
          <table:table-cell table:style-name="ce3" office:value-type="float" office:value="50394" calcext:value-type="float">
            <text:p>50 394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jets de médiation culturelle : ateliers de danse et de musique en milieu scolaire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IL COMMUNAUTAIRE NOTRE-DAME-DE-GRÂCE INC.</text:p>
          </table:table-cell>
          <table:table-cell office:value-type="string" calcext:value-type="string">
            <text:p>Contributions financières - année 2016</text:p>
          </table:table-cell>
          <table:table-cell table:style-name="ce3" office:value-type="float" office:value="34768" calcext:value-type="float">
            <text:p>34 768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nte de partenariat pour la réalisation d’activités liées à la concertation et au soutien en développement social local - année 2017</text:p>
          </table:table-cell>
          <table:table-cell table:style-name="ce3" office:value-type="float" office:value="42500" calcext:value-type="float">
            <text:p>42 5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BAU-VAL INC.</text:p>
          </table:table-cell>
          <table:table-cell office:value-type="string" calcext:value-type="string">
            <text:p>Planage et revêtement bitumineux des trottoirs</text:p>
          </table:table-cell>
          <table:table-cell table:style-name="ce3" office:value-type="float" office:value="4278185.91" calcext:value-type="float">
            <text:p>4 278 185,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DJL INC.</text:p>
          </table:table-cell>
          <table:table-cell office:value-type="string" calcext:value-type="string">
            <text:p>Asphalte Enroplus 0-10 mm</text:p>
          </table:table-cell>
          <table:table-cell table:style-name="ce3" office:value-type="float" office:value="2497.5" calcext:value-type="float">
            <text:p>2 497,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DJL INC./ <text:span text:style-name="T1">Entente 1092608</text:span></text:p>
          </table:table-cell>
          <table:table-cell office:value-type="string" calcext:value-type="string">
            <text:p>Asphalte EC- 5</text:p>
          </table:table-cell>
          <table:table-cell table:style-name="ce3" office:value-type="float" office:value="47222.5" calcext:value-type="float">
            <text:p>47 222,50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phalte ESG-10</text:p>
          </table:table-cell>
          <table:table-cell table:style-name="ce3" office:value-type="float" office:value="3045.13" calcext:value-type="float">
            <text:p>3 045,1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phalte EC- 10</text:p>
          </table:table-cell>
          <table:table-cell table:style-name="ce3" office:value-type="float" office:value="42918.96" calcext:value-type="float">
            <text:p>42 918,9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phalte CH-10 -2017</text:p>
          </table:table-cell>
          <table:table-cell table:style-name="ce3" office:value-type="float" office:value="26475.87" calcext:value-type="float">
            <text:p>26 475,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MORIVAL LTÉE</text:p>
          </table:table-cell>
          <table:table-cell office:value-type="string" calcext:value-type="string">
            <text:p>Contrat pour la réalisation des travaux du projet de la phase 2 au parc Trenholme</text:p>
          </table:table-cell>
          <table:table-cell table:style-name="ce3" office:value-type="float" office:value="758550.54" calcext:value-type="float">
            <text:p>758 550,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S D G A V INC.</text:p>
          </table:table-cell>
          <table:table-cell office:value-type="string" calcext:value-type="string">
            <text:p>Centre communautaire Notre-Dame-de-Grâce : travaux de remplacement du drain du fond de la piscine et le rejointoiement de la céramique</text:p>
          </table:table-cell>
          <table:table-cell table:style-name="ce3" office:value-type="float" office:value="165232.74" calcext:value-type="float">
            <text:p>165 232,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RUCTION SOTER INC.</text:p>
          </table:table-cell>
          <table:table-cell office:value-type="string" calcext:value-type="string">
            <text:p>Construction de dos d'âne allongés - année 2016</text:p>
          </table:table-cell>
          <table:table-cell table:style-name="ce3" office:value-type="float" office:value="378332.95" calcext:value-type="float">
            <text:p>378 332,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ÉRATIVE FLEUR-DE-L'ÎLE</text:p>
          </table:table-cell>
          <table:table-cell office:value-type="string" calcext:value-type="string">
            <text:p>Contribution financière en compensation des frais d'étude de permis permettant la réalisation d'un projet d'habitation sociale de 44 unités</text:p>
          </table:table-cell>
          <table:table-cell table:style-name="ce3" office:value-type="float" office:value="77131.25" calcext:value-type="float">
            <text:p>77 131,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ORATION DE DÉVELOPPEMENT COMMUNAUTAIRE DE CÔTE-DESNEIGES</text:p>
          </table:table-cell>
          <table:table-cell office:value-type="string" calcext:value-type="string">
            <text:p>Entente de partenariat pour la réalisation d’activités liées à la concertation et au soutien en développement social local - année 2016</text:p>
          </table:table-cell>
          <table:table-cell table:style-name="ce3" office:value-type="float" office:value="43616" calcext:value-type="float">
            <text:p>43 616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Hiver en fête 2017</text:p>
          </table:table-cell>
          <table:table-cell table:style-name="ce3" office:value-type="float" office:value="3000" calcext:value-type="float">
            <text:p>3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nte de partenariat pour la réalisation d’activités liées à la concertation et au soutien en développement social local - année 2017</text:p>
          </table:table-cell>
          <table:table-cell table:style-name="ce3" office:value-type="float" office:value="42500" calcext:value-type="float">
            <text:p>42 5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Table de famille de CDN - année 2017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at de service pour la coordination des travaux de la Table ronde sur la réduction de la pauvreté dans Côte-des-Neiges–Notre-Dame-de-Grâce</text:p>
          </table:table-cell>
          <table:table-cell table:style-name="ce3" office:value-type="float" office:value="158070" calcext:value-type="float">
            <text:p>158 07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P.U. DESIGN INC./ <text:span text:style-name="T1">Entente 1164102</text:span></text:p>
          </table:table-cell>
          <table:table-cell office:value-type="string" calcext:value-type="string">
            <text:p>Équipements informatiques pour le Centre culturel de Notre-Dame-de-Grâce</text:p>
          </table:table-cell>
          <table:table-cell table:style-name="ce3" office:value-type="float" office:value="5908.61" calcext:value-type="float">
            <text:p>5 908,6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chat d'écrans pour la bibliothèque interculturelle</text:p>
          </table:table-cell>
          <table:table-cell table:style-name="ce3" office:value-type="float" office:value="11554.63" calcext:value-type="float">
            <text:p>11 554,6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chat d'imprimante</text:p>
          </table:table-cell>
          <table:table-cell table:style-name="ce3" office:value-type="float" office:value="5397.15" calcext:value-type="float">
            <text:p>5 397,1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Équipements informatiques pour le Centre culturel de Notre-Dame-de-Grâce</text:p>
          </table:table-cell>
          <table:table-cell table:style-name="ce3" office:value-type="float" office:value="13990.18" calcext:value-type="float">
            <text:p>13 990,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SYLOI</text:p>
          </table:table-cell>
          <table:table-cell office:value-type="string" calcext:value-type="string">
            <text:p>Réparation de conduit d'égout sur la rue Saint-Jacques</text:p>
          </table:table-cell>
          <table:table-cell table:style-name="ce3" office:value-type="float" office:value="32128.8" calcext:value-type="float">
            <text:p>32 128,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IX BÉTON/ <text:span text:style-name="T1">Entente 1109344</text:span></text:p>
          </table:table-cell>
          <table:table-cell office:value-type="string" calcext:value-type="string">
            <text:p>Béton 35 MPA - année 2016</text:p>
          </table:table-cell>
          <table:table-cell table:style-name="ce3" office:value-type="float" office:value="59009.53" calcext:value-type="float">
            <text:p>59 009,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IX BÉTON/ <text:span text:style-name="T1">Entente 1109344</text:span></text:p>
          </table:table-cell>
          <table:table-cell office:value-type="string" calcext:value-type="string">
            <text:p>Béton 32 MPA - année 2016</text:p>
          </table:table-cell>
          <table:table-cell table:style-name="ce3" office:value-type="float" office:value="18004.29" calcext:value-type="float">
            <text:p>18 004,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IX BÉTON/ <text:span text:style-name="T1">Entente C1109384</text:span></text:p>
          </table:table-cell>
          <table:table-cell office:value-type="string" calcext:value-type="string">
            <text:p>Béton à remblai sans retrait - année 2017</text:p>
          </table:table-cell>
          <table:table-cell table:style-name="ce3" office:value-type="float" office:value="3517.09" calcext:value-type="float">
            <text:p>3 517,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ÔT ALIMENTAIRE NDG</text:p>
          </table:table-cell>
          <table:table-cell office:value-type="string" calcext:value-type="string">
            <text:p>Fonds de développement social local 2016 - Le réseau des jardins de NDG</text:p>
          </table:table-cell>
          <table:table-cell table:style-name="ce3" office:value-type="float" office:value="20250" calcext:value-type="float">
            <text:p>20 25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: cultiver des fruits et légumes - année 2017</text:p>
          </table:table-cell>
          <table:table-cell table:style-name="ce3" office:value-type="float" office:value="6000" calcext:value-type="float">
            <text:p>6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Le réseau des jardins de NDG</text:p>
          </table:table-cell>
          <table:table-cell table:style-name="ce3" office:value-type="float" office:value="3000" calcext:value-type="float">
            <text:p>3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7</text:p>
          </table:table-cell>
          <table:table-cell table:style-name="ce3" office:value-type="float" office:value="17250" calcext:value-type="float">
            <text:p>17 25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bacs en cèdre</text:p>
          </table:table-cell>
          <table:table-cell table:style-name="ce3" office:value-type="float" office:value="4199.5" calcext:value-type="float">
            <text:p>4 199,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pour la gestion des inscriptions pour les jardins communautaires de NDG</text:p>
          </table:table-cell>
          <table:table-cell table:style-name="ce3" office:value-type="float" office:value="3000" calcext:value-type="float">
            <text:p>3 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OUNT LOCATION D'AUTOS ET CAMIONS</text:p>
          </table:table-cell>
          <table:table-cell office:value-type="string" calcext:value-type="string">
            <text:p>Location de voitures - Travaux publics CDN-NDG - année 2016</text:p>
          </table:table-cell>
          <table:table-cell table:style-name="ce3" office:value-type="float" office:value="12025.98" calcext:value-type="float">
            <text:p>12 025,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e camionnettes - été 2016</text:p>
          </table:table-cell>
          <table:table-cell table:style-name="ce3" office:value-type="float" office:value="3962.58" calcext:value-type="float">
            <text:p>3 962,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e voitures et de camions - été 2016</text:p>
          </table:table-cell>
          <table:table-cell table:style-name="ce3" office:value-type="float" office:value="5700.83" calcext:value-type="float">
            <text:p>5 700,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e voitures et de camions - année 2017</text:p>
          </table:table-cell>
          <table:table-cell table:style-name="ce3" office:value-type="float" office:value="6063.03" calcext:value-type="float">
            <text:p>6 063,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OSON MULTIMÉDIA INC.</text:p>
          </table:table-cell>
          <table:table-cell office:value-type="string" calcext:value-type="string">
            <text:p>Location d'équipements</text:p>
          </table:table-cell>
          <table:table-cell table:style-name="ce3" office:value-type="float" office:value="3241.71" calcext:value-type="float">
            <text:p>3 241,7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s de webdiffusion des séances du conseil d'arrondissement - année 2016</text:p>
          </table:table-cell>
          <table:table-cell table:style-name="ce3" office:value-type="float" office:value="14022.8" calcext:value-type="float">
            <text:p>14 022,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'équipements pour les séances du conseil d'arrondissement</text:p>
          </table:table-cell>
          <table:table-cell table:style-name="ce3" office:value-type="float" office:value="30766.8" calcext:value-type="float">
            <text:p>30 766,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HAFAUDS PLUS (LAVAL) INC.</text:p>
          </table:table-cell>
          <table:table-cell office:value-type="string" calcext:value-type="string">
            <text:p>Location de clôtures et de barricades</text:p>
          </table:table-cell>
          <table:table-cell table:style-name="ce3" office:value-type="float" office:value="5249.37" calcext:value-type="float">
            <text:p>5 249,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'escaliers - année 2017</text:p>
          </table:table-cell>
          <table:table-cell table:style-name="ce3" office:value-type="float" office:value="19643.69" calcext:value-type="float">
            <text:p>19 643,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GLOBE CORP.</text:p>
          </table:table-cell>
          <table:table-cell office:value-type="string" calcext:value-type="string">
            <text:p>Analyse et essai en laboratoire</text:p>
          </table:table-cell>
          <table:table-cell table:style-name="ce3" office:value-type="float" office:value="3863.71" calcext:value-type="float">
            <text:p>3 863,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LOBE CORP./ <text:span text:style-name="T1">Entente 1095990</text:span></text:p>
          </table:table-cell>
          <table:table-cell office:value-type="string" calcext:value-type="string">
            <text:p>Contrôle qualitatif des matériaux de construction pour le PRR-1 - année 2016</text:p>
          </table:table-cell>
          <table:table-cell table:style-name="ce3" office:value-type="float" office:value="82182" calcext:value-type="float">
            <text:p>82 182,00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Contrôle qualitatif des matériaux de construction pour le RMTUP-1 - année 2016-2017</text:p>
          </table:table-cell>
          <table:table-cell table:style-name="ce3" office:value-type="float" office:value="22113.02" calcext:value-type="float">
            <text:p>22 113,0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gglo : contrôle qualitatif des matériaux dans le cadre de la construction de saillies - année 2016</text:p>
          </table:table-cell>
          <table:table-cell table:style-name="ce3" office:value-type="float" office:value="6848.5" calcext:value-type="float">
            <text:p>6 848,50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est de caractérisation de sol - année 2016</text:p>
          </table:table-cell>
          <table:table-cell table:style-name="ce3" office:value-type="float" office:value="16348.37" calcext:value-type="float">
            <text:p>16 348,37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Parc Notre-Dame-de-Grâce: surveillance des travaux et vérification de la qualité des sols - année 2016</text:p>
          </table:table-cell>
          <table:table-cell table:style-name="ce3" office:value-type="float" office:value="5984.29" calcext:value-type="float">
            <text:p>5 984,2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raitement et valorisation des sols contaminés - année 2016-2017</text:p>
          </table:table-cell>
          <table:table-cell table:style-name="ce3" office:value-type="float" office:value="3499.7" calcext:value-type="float">
            <text:p>3 499,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itement et valorisation des sols contaminés - année 2017</text:p>
          </table:table-cell>
          <table:table-cell table:style-name="ce3" office:value-type="float" office:value="6217.73" calcext:value-type="float">
            <text:p>6 217,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LOBE CORP./ <text:span text:style-name="T1">Entente 994083</text:span></text:p>
          </table:table-cell>
          <table:table-cell office:value-type="string" calcext:value-type="string">
            <text:p>Contrôle qualitatif des matériaux de construction PRR-1 - année 2015</text:p>
          </table:table-cell>
          <table:table-cell table:style-name="ce3" office:value-type="float" office:value="2084.53" calcext:value-type="float">
            <text:p>2 084,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ôle qualitatif des matériaux pour la construction de saillies - année 2016</text:p>
          </table:table-cell>
          <table:table-cell table:style-name="ce3" office:value-type="float" office:value="19632.37" calcext:value-type="float">
            <text:p>19 632,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TIEN MANA INC.</text:p>
          </table:table-cell>
          <table:table-cell office:value-type="string" calcext:value-type="string">
            <text:p>Entretien d'immeubles - année 2016</text:p>
          </table:table-cell>
          <table:table-cell table:style-name="ce3" office:value-type="float" office:value="4024.7" calcext:value-type="float">
            <text:p>4 024,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d'entretien ménager - année 2017</text:p>
          </table:table-cell>
          <table:table-cell table:style-name="ce3" office:value-type="float" office:value="23097.25" calcext:value-type="float">
            <text:p>23 097,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QUIPEMENT DE THÉÂTRE G.C.</text:p>
          </table:table-cell>
          <table:table-cell office:value-type="string" calcext:value-type="string">
            <text:p>Contrat pour l'achat et l'installation de l'habillage de scène et d'exposition (rideaux) de la salle multifonctionnelle et de la salle d'exposition du Centre culturel de Notre-Dame-de-Grâce</text:p>
          </table:table-cell>
          <table:table-cell table:style-name="ce3" office:value-type="float" office:value="138336.93" calcext:value-type="float">
            <text:p>138 336,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QUIPEMENTS TWIN INC.</text:p>
          </table:table-cell>
          <table:table-cell office:value-type="string" calcext:value-type="string">
            <text:p>Ajustement de deux unités</text:p>
          </table:table-cell>
          <table:table-cell table:style-name="ce3" office:value-type="float" office:value="3368.92" calcext:value-type="float">
            <text:p>3 368,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QUIPEMENTS TWIN INC./ <text:span text:style-name="T1">Entente 789455</text:span></text:p>
          </table:table-cell>
          <table:table-cell office:value-type="string" calcext:value-type="string">
            <text:p>Fourniture et installation de bennes basculantes</text:p>
          </table:table-cell>
          <table:table-cell table:style-name="ce3" office:value-type="float" office:value="133799.6" calcext:value-type="float">
            <text:p>133 799,60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justement d'une unité pour répondre aux normes SST</text:p>
          </table:table-cell>
          <table:table-cell table:style-name="ce3" office:value-type="float" office:value="2699.13" calcext:value-type="float">
            <text:p>2 699,1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Fourniture et installation d'un élévateur hydraulique</text:p>
          </table:table-cell>
          <table:table-cell table:style-name="ce3" office:value-type="float" office:value="14808.17" calcext:value-type="float">
            <text:p>14 808,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'une lame à neige et d'une épandeuse d'abrasifs</text:p>
          </table:table-cell>
          <table:table-cell table:style-name="ce3" office:value-type="float" office:value="21327.06" calcext:value-type="float">
            <text:p>21 327,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AVATION PATRICE COUTURE INC.</text:p>
          </table:table-cell>
          <table:table-cell office:value-type="string" calcext:value-type="string">
            <text:p>Contrat pour la démolition de la pataugeoire et pour la préparation des sols au parc Trenholme</text:p>
          </table:table-cell>
          <table:table-cell table:style-name="ce3" office:value-type="float" office:value="220946.18" calcext:value-type="float">
            <text:p>220 946,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RENCE MÉTHOT</text:p>
          </table:table-cell>
          <table:table-cell office:value-type="string" calcext:value-type="string">
            <text:p>Bourse dans le cadre du processus d'idéation du legs pour le 375e de la Ville de Montréal</text:p>
          </table:table-cell>
          <table:table-cell table:style-name="ce3" office:value-type="float" office:value="2500" calcext:value-type="float">
            <text:p>2 5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at pour la conception et la mise en plan d'aménagements paysagers</text:p>
          </table:table-cell>
          <table:table-cell table:style-name="ce3" office:value-type="float" office:value="24725" calcext:value-type="float">
            <text:p>24 725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DERIE LAPERLE DIR. TUYAUTERIES CANADA LTÉE</text:p>
          </table:table-cell>
          <table:table-cell office:value-type="string" calcext:value-type="string">
            <text:p>Équipements pour égouts et aqueducs - année 2016</text:p>
          </table:table-cell>
          <table:table-cell table:style-name="ce3" office:value-type="float" office:value="11087.39" calcext:value-type="float">
            <text:p>11 087,3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Équipements pour égouts et aqueducs - année 2017</text:p>
          </table:table-cell>
          <table:table-cell table:style-name="ce3" office:value-type="float" office:value="20960.11" calcext:value-type="float">
            <text:p>20 960,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OBOCAM (MONTRÉAL) INC./ <text:span text:style-name="T1">Entente 706217</text:span></text:p>
          </table:table-cell>
          <table:table-cell office:value-type="string" calcext:value-type="string">
            <text:p>Achat de deux camions châssis 4 x 2</text:p>
          </table:table-cell>
          <table:table-cell table:style-name="ce3" office:value-type="float" office:value="260628.89" calcext:value-type="float">
            <text:p>260 628,8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chat d'un camion châssis 6 x 4</text:p>
          </table:table-cell>
          <table:table-cell table:style-name="ce3" office:value-type="float" office:value="134008" calcext:value-type="float">
            <text:p>134 008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E ABF INC.</text:p>
          </table:table-cell>
          <table:table-cell office:value-type="string" calcext:value-type="string">
            <text:p>Construction de trottoirs élargis (saillies) sur différentes rues locales et artérielles</text:p>
          </table:table-cell>
          <table:table-cell table:style-name="ce3" office:value-type="float" office:value="316323.42" calcext:value-type="float">
            <text:p>316 323,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lle de béton</text:p>
          </table:table-cell>
          <table:table-cell table:style-name="ce3" office:value-type="float" office:value="9133.91" calcext:value-type="float">
            <text:p>9 133,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E ARCHAMBAULT INC.</text:p>
          </table:table-cell>
          <table:table-cell office:value-type="string" calcext:value-type="string">
            <text:p>Piano pour le Centre culturel de Notre-Dame-de-Grâce</text:p>
          </table:table-cell>
          <table:table-cell table:style-name="ce3" office:value-type="float" office:value="38760.86" calcext:value-type="float">
            <text:p>38 760,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E GEYSER INC.</text:p>
          </table:table-cell>
          <table:table-cell office:value-type="string" calcext:value-type="string">
            <text:p>Montant additionnel : construction du Centre culturel de Notre-Dame-de-Grâce - CA13 170177</text:p>
          </table:table-cell>
          <table:table-cell table:style-name="ce3" office:value-type="float" office:value="254661.62" calcext:value-type="float">
            <text:p>254 661,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GF AXIOM INC.</text:p>
          </table:table-cell>
          <table:table-cell office:value-type="string" calcext:value-type="string">
            <text:p>Surveillance de chantiers dans le cadre de la construction de trottoirs élargis (saillies) sur différentes rues locales et artérielles - année 2016</text:p>
          </table:table-cell>
          <table:table-cell table:style-name="ce3" office:value-type="float" office:value="15829.73" calcext:value-type="float">
            <text:p>15 829,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veillance de chantiers dans le cadre de la construction de trottoirs élargis (saillies) sur différentes rues locales et artérielles - année 2017</text:p>
          </table:table-cell>
          <table:table-cell table:style-name="ce3" office:value-type="float" office:value="44241.87" calcext:value-type="float">
            <text:p>44 241,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A-MIX</text:p>
          </table:table-cell>
          <table:table-cell office:value-type="string" calcext:value-type="string">
            <text:p>Achat de rouleau vibrant avec châssis</text:p>
          </table:table-cell>
          <table:table-cell table:style-name="ce3" office:value-type="float" office:value="35013.33" calcext:value-type="float">
            <text:p>35 013,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UNESSE BENNY</text:p>
          </table:table-cell>
          <table:table-cell office:value-type="string" calcext:value-type="string">
            <text:p>Contributions financières pour la réalisation d'activités de sports et de loisirs - année 2016</text:p>
          </table:table-cell>
          <table:table-cell table:style-name="ce3" office:value-type="float" office:value="14602.33" calcext:value-type="float">
            <text:p>14 602,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s financières pour la réalisation d'activités de sports et de loisirs - année 2017</text:p>
          </table:table-cell>
          <table:table-cell table:style-name="ce3" office:value-type="float" office:value="43809" calcext:value-type="float">
            <text:p>43 809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s financières pour l'organisation du camp de jour Benny</text:p>
          </table:table-cell>
          <table:table-cell table:style-name="ce3" office:value-type="float" office:value="21570.02" calcext:value-type="float">
            <text:p>21 570,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+S SEL WINDSOR LTÉE</text:p>
          </table:table-cell>
          <table:table-cell office:value-type="string" calcext:value-type="string">
            <text:p>Sel de déglaçage - année 2017</text:p>
          </table:table-cell>
          <table:table-cell table:style-name="ce3" office:value-type="float" office:value="996015.91" calcext:value-type="float">
            <text:p>996 015,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O S.M. INC.</text:p>
          </table:table-cell>
          <table:table-cell office:value-type="string" calcext:value-type="string">
            <text:p>Contrôle qualitatif: mise aux normes de l'aréna Bill-Durnan</text:p>
          </table:table-cell>
          <table:table-cell table:style-name="ce3" office:value-type="float" office:value="14880.42" calcext:value-type="float">
            <text:p>14 880,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vaux de carottage dans la chaussée de différentes rues - PRR-1 - année 2017</text:p>
          </table:table-cell>
          <table:table-cell table:style-name="ce3" office:value-type="float" office:value="7979.05" calcext:value-type="float">
            <text:p>7 979,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 COMPAGNIE DE CONSTRUCTION EDILBEC INC.</text:p>
          </table:table-cell>
          <table:table-cell office:value-type="string" calcext:value-type="string">
            <text:p>Chalet du parc Notre-Dame-de-Grâce: travaux de réaménagement et de rénovation</text:p>
          </table:table-cell>
          <table:table-cell table:style-name="ce3" office:value-type="float" office:value="1172185.43" calcext:value-type="float">
            <text:p>1 172 185,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FARGE CANADA INC.</text:p>
          </table:table-cell>
          <table:table-cell office:value-type="string" calcext:value-type="string">
            <text:p>Pierre concassée</text:p>
          </table:table-cell>
          <table:table-cell table:style-name="ce3" office:value-type="float" office:value="156960.83" calcext:value-type="float">
            <text:p>156 960,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BLANC ILLUMINATIONS-CANADA INC.</text:p>
          </table:table-cell>
          <table:table-cell office:value-type="string" calcext:value-type="string">
            <text:p>Installation, démontage et entreposage des décorations de Noël sur la rue Sherbrooke - année 2016</text:p>
          </table:table-cell>
          <table:table-cell office:value-type="string" calcext:value-type="string">
            <text:p>20 710 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écorations de Noël sur la rue Sherbrooke - année 2016</text:p>
          </table:table-cell>
          <table:table-cell table:style-name="ce3" office:value-type="float" office:value="2519.7" calcext:value-type="float">
            <text:p>2 519,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écorations de Noël - année 2017</text:p>
          </table:table-cell>
          <table:table-cell table:style-name="ce3" office:value-type="float" office:value="4277.25" calcext:value-type="float">
            <text:p>4 277,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 DEVOIR INC.</text:p>
          </table:table-cell>
          <table:table-cell office:value-type="string" calcext:value-type="string">
            <text:p>Service de publication d'avis publics - année 2016</text:p>
          </table:table-cell>
          <table:table-cell table:style-name="ce3" office:value-type="float" office:value="13195.18" calcext:value-type="float">
            <text:p>13 195,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de publication d'avis publics - année 2017</text:p>
          </table:table-cell>
          <table:table-cell table:style-name="ce3" office:value-type="float" office:value="16667.82" calcext:value-type="float">
            <text:p>16 667,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CONSTRUCTIONS ARGOZY INC.</text:p>
          </table:table-cell>
          <table:table-cell office:value-type="string" calcext:value-type="string">
            <text:p>Parc Jean-Brillant : travaux de finition du sentier en asphalte suite au déplacement du lampadaire</text:p>
          </table:table-cell>
          <table:table-cell table:style-name="ce3" office:value-type="float" office:value="3254.61" calcext:value-type="float">
            <text:p>3 254,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Loyola : réfection du terrain suite à la démolition des roulottes</text:p>
          </table:table-cell>
          <table:table-cell table:style-name="ce3" office:value-type="float" office:value="14969.12" calcext:value-type="float">
            <text:p>14 969,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Georges-Saint-Pierre : nettoyage et ajout de scellant pour joints d'expansion de la dalle de béton des jeux d'eau</text:p>
          </table:table-cell>
          <table:table-cell table:style-name="ce3" office:value-type="float" office:value="2824.16" calcext:value-type="float">
            <text:p>2 824,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Loyola : réaménagement de l'aire de jeux de ping-pong</text:p>
          </table:table-cell>
          <table:table-cell table:style-name="ce3" office:value-type="float" office:value="10026.31" calcext:value-type="float">
            <text:p>10 026,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ruction d'un mur de séparation</text:p>
          </table:table-cell>
          <table:table-cell table:style-name="ce3" office:value-type="float" office:value="4566.96" calcext:value-type="float">
            <text:p>4 566,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ckenzie-King : aménagement de la place</text:p>
          </table:table-cell>
          <table:table-cell table:style-name="ce3" office:value-type="float" office:value="7559.1" calcext:value-type="float">
            <text:p>7 559,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ckenzie-King : réaménagement d'un terrain de volleyball</text:p>
          </table:table-cell>
          <table:table-cell table:style-name="ce3" office:value-type="float" office:value="11023.69" calcext:value-type="float">
            <text:p>11 023,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ENTREPRISES DOMENICK SIGOUIN INC./ <text:span text:style-name="T1">Entente 1174732</text:span></text:p>
          </table:table-cell>
          <table:table-cell office:value-type="string" calcext:value-type="string">
            <text:p>Location d'une rétrocaveuse avec opérateur - année 2016</text:p>
          </table:table-cell>
          <table:table-cell table:style-name="ce3" office:value-type="float" office:value="9682.48" calcext:value-type="float">
            <text:p>9 682,48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Location d'une rétrocaveuse avec opérateur - année 2017</text:p>
          </table:table-cell>
          <table:table-cell table:style-name="ce3" office:value-type="float" office:value="63202.47" calcext:value-type="float">
            <text:p>63 202,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ENTREPRISES DOUGLAS POWERTECH INC.</text:p>
          </table:table-cell>
          <table:table-cell office:value-type="string" calcext:value-type="string">
            <text:p>Location d'une déchiqueteuse à branches</text:p>
          </table:table-cell>
          <table:table-cell table:style-name="ce3" office:value-type="float" office:value="8063.04" calcext:value-type="float">
            <text:p>8 063,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éparation d’une déchiqueteuse à branches</text:p>
          </table:table-cell>
          <table:table-cell table:style-name="ce3" office:value-type="float" office:value="2698.5" calcext:value-type="float">
            <text:p>2 698,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'un hache-branches remorqué</text:p>
          </table:table-cell>
          <table:table-cell table:style-name="ce3" office:value-type="float" office:value="87925.23" calcext:value-type="float">
            <text:p>87 925,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éparation d'une essoucheuse</text:p>
          </table:table-cell>
          <table:table-cell table:style-name="ce3" office:value-type="float" office:value="4491.45" calcext:value-type="float">
            <text:p>4 491,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ENTREPRISES KEPASC</text:p>
          </table:table-cell>
          <table:table-cell office:value-type="string" calcext:value-type="string">
            <text:p>Contrat pour des travaux d'essouchement</text:p>
          </table:table-cell>
          <table:table-cell table:style-name="ce3" office:value-type="float" office:value="88413.37" calcext:value-type="float">
            <text:p>88 413,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longation du contrat pour des travaux d'essouchement</text:p>
          </table:table-cell>
          <table:table-cell table:style-name="ce3" office:value-type="float" office:value="119234.64" calcext:value-type="float">
            <text:p>119 234,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ENTREPRISES VENTEC INC.</text:p>
          </table:table-cell>
          <table:table-cell office:value-type="string" calcext:value-type="string">
            <text:p>Passage pour piétons (av. Victoria et av. Grosvenor) : contingences pour la réfection de l'asphalte type 2</text:p>
          </table:table-cell>
          <table:table-cell table:style-name="ce3" office:value-type="float" office:value="19002.73" calcext:value-type="float">
            <text:p>19 002,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let du parc Notre-Dame-de-Grâce : échafaudage pour l'exploration du plafond</text:p>
          </table:table-cell>
          <table:table-cell table:style-name="ce3" office:value-type="float" office:value="2194.24" calcext:value-type="float">
            <text:p>2 194,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éfection d'une partie du sentier de la Place du 6 décembre : contingences</text:p>
          </table:table-cell>
          <table:table-cell table:style-name="ce3" office:value-type="float" office:value="6614.21" calcext:value-type="float">
            <text:p>6 614,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ruction de trottoirs élargis (saillies) sur différentes rues locales et artérielles</text:p>
          </table:table-cell>
          <table:table-cell table:style-name="ce3" office:value-type="float" office:value="780303.17" calcext:value-type="float">
            <text:p>780 303,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rie-Gérin-Lajoie: travaux de plantation</text:p>
          </table:table-cell>
          <table:table-cell table:style-name="ce3" office:value-type="float" office:value="161662.38" calcext:value-type="float">
            <text:p>161 662,3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de Kent et parc Notre-Dame-de-Grâce : travaux d'aménagement de deux places multifonctionnelles</text:p>
          </table:table-cell>
          <table:table-cell table:style-name="ce3" office:value-type="float" office:value="411902.7" calcext:value-type="float">
            <text:p>411 902,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HABITATIONS COMMUNAUTAIRES NOTRE-DAME-DE-GRÂCE</text:p>
          </table:table-cell>
          <table:table-cell office:value-type="string" calcext:value-type="string">
            <text:p>Contribution financière pour les frais d'études des demandes de deux permis visant la transformation des bâtiments en logements sociaux situés sur Grand Boulevard</text:p>
          </table:table-cell>
          <table:table-cell table:style-name="ce3" office:value-type="float" office:value="34996" calcext:value-type="float">
            <text:p>34 996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SOLUTIONS DE RANGEMENT PRISMA INC.</text:p>
          </table:table-cell>
          <table:table-cell office:value-type="string" calcext:value-type="string">
            <text:p>Achat d'étagères pour le Centre culturel de Notre-Dame-de-Grâce - année 2016</text:p>
          </table:table-cell>
          <table:table-cell table:style-name="ce3" office:value-type="float" office:value="3000.02" calcext:value-type="float">
            <text:p>3 000,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quisition et installation de rayonnage au Centre culturel de Notre-Dame-de-Grâce - année 2016</text:p>
          </table:table-cell>
          <table:table-cell table:style-name="ce3" office:value-type="float" office:value="15548.65" calcext:value-type="float">
            <text:p>15 548,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fournitures de classement et de rangement - année 2017</text:p>
          </table:table-cell>
          <table:table-cell table:style-name="ce3" office:value-type="float" office:value="3543.33" calcext:value-type="float">
            <text:p>3 543,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 HEWITT INC.</text:p>
          </table:table-cell>
          <table:table-cell office:value-type="string" calcext:value-type="string">
            <text:p>Achat, montage et livraison d'un mât vertical et d'un élévateur de personnes pour le Centre culturel de Notre-Dame-de-Grâce</text:p>
          </table:table-cell>
          <table:table-cell table:style-name="ce3" office:value-type="float" office:value="36280.62" calcext:value-type="float">
            <text:p>36 280,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 SAUVAGEAU INC.</text:p>
          </table:table-cell>
          <table:table-cell office:value-type="string" calcext:value-type="string">
            <text:p>Location d'une fourgonnette pour l'aqueduc</text:p>
          </table:table-cell>
          <table:table-cell table:style-name="ce3" office:value-type="float" office:value="15156.67" calcext:value-type="float">
            <text:p>15 156,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’un camion 2 x 4 - Parcs CDN-NDG</text:p>
          </table:table-cell>
          <table:table-cell table:style-name="ce3" office:value-type="float" office:value="6088.88" calcext:value-type="float">
            <text:p>6 088,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'une nacelle</text:p>
          </table:table-cell>
          <table:table-cell table:style-name="ce3" office:value-type="float" office:value="2402.11" calcext:value-type="float">
            <text:p>2 402,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e véhicules pour équipe multi - année 2017</text:p>
          </table:table-cell>
          <table:table-cell table:style-name="ce3" office:value-type="float" office:value="9285.09" calcext:value-type="float">
            <text:p>9 285,0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e véhicules</text:p>
          </table:table-cell>
          <table:table-cell table:style-name="ce3" office:value-type="float" office:value="4472.47" calcext:value-type="float">
            <text:p>4 472,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'un camion spécialisé pour l'aqueduc</text:p>
          </table:table-cell>
          <table:table-cell table:style-name="ce3" office:value-type="float" office:value="13648.37" calcext:value-type="float">
            <text:p>13 648,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e quatre véhicules pour les étudiants aux Études techniques - été 2017</text:p>
          </table:table-cell>
          <table:table-cell table:style-name="ce3" office:value-type="float" office:value="20724.53" calcext:value-type="float">
            <text:p>20 724,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e trois véhicules pour les étudiants aux Parcs - été 2017</text:p>
          </table:table-cell>
          <table:table-cell table:style-name="ce3" office:value-type="float" office:value="6661.46" calcext:value-type="float">
            <text:p>6 661,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ISIRS SOLEIL INC.</text:p>
          </table:table-cell>
          <table:table-cell office:value-type="string" calcext:value-type="string">
            <text:p>Contribution pour l'organisation de camp de jour</text:p>
          </table:table-cell>
          <table:table-cell table:style-name="ce3" office:value-type="float" office:value="24620.5" calcext:value-type="float">
            <text:p>24 620,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ISIRS SPORTIFS CÔTE-DES-NEIGES–NOTRE-DAME-DE-GRÂCE</text:p>
          </table:table-cell>
          <table:table-cell office:value-type="string" calcext:value-type="string">
            <text:p>Personnel de soutien pour la Marche du Maire</text:p>
          </table:table-cell>
          <table:table-cell table:style-name="ce3" office:value-type="float" office:value="2250" calcext:value-type="float">
            <text:p>2 25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</text:p>
          </table:table-cell>
          <table:table-cell table:style-name="ce3" office:value-type="float" office:value="1158644" calcext:value-type="float">
            <text:p>1 158 644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tivités au parc de Kent : Hiver en Fête à CDN-NDG</text:p>
          </table:table-cell>
          <table:table-cell table:style-name="ce3" office:value-type="float" office:value="6235.21" calcext:value-type="float">
            <text:p>6 235,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isirs sportifs CDN-NDG : Camp de jour Simonne-Monet</text:p>
          </table:table-cell>
          <table:table-cell table:style-name="ce3" office:value-type="float" office:value="13554.95" calcext:value-type="float">
            <text:p>13 554,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stion et exploitation : contrat de service (Centre sportif Notre-Dame-de-Grâce)</text:p>
          </table:table-cell>
          <table:table-cell table:style-name="ce3" office:value-type="float" office:value="140121.44" calcext:value-type="float">
            <text:p>140 121,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stion et exploitation : contrat de service (Centre sportif Trenholme)</text:p>
          </table:table-cell>
          <table:table-cell table:style-name="ce3" office:value-type="float" office:value="2282.52" calcext:value-type="float">
            <text:p>2 282,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stion et exploitation: contrat de service : (Centre sportif Confédération)</text:p>
          </table:table-cell>
          <table:table-cell table:style-name="ce3" office:value-type="float" office:value="17573" calcext:value-type="float">
            <text:p>17 573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V CONSTRUCTION</text:p>
          </table:table-cell>
          <table:table-cell office:value-type="string" calcext:value-type="string">
            <text:p>Parc Marie-Gérin-Lajoie : travaux d'infrastructures, sentiers et mobilier urbain</text:p>
          </table:table-cell>
          <table:table-cell table:style-name="ce3" office:value-type="float" office:value="114851.86" calcext:value-type="float">
            <text:p>114 851,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SON DES JEUNES CÔTE-DES-NEIGES</text:p>
          </table:table-cell>
          <table:table-cell office:value-type="string" calcext:value-type="string">
            <text:p>Contributions pour les activités de loisir - année 2016</text:p>
          </table:table-cell>
          <table:table-cell table:style-name="ce3" office:value-type="float" office:value="37285" calcext:value-type="float">
            <text:p>37 285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s pour les activités de loisir - année 2017</text:p>
          </table:table-cell>
          <table:table-cell table:style-name="ce3" office:value-type="float" office:value="111860" calcext:value-type="float">
            <text:p>111 86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-MÉTAL INC./ <text:span text:style-name="T1">Entente 817906</text:span></text:p>
          </table:table-cell>
          <table:table-cell office:value-type="string" calcext:value-type="string">
            <text:p>Fourniture et installation d'un ensemble grue et benne basculante en acier</text:p>
          </table:table-cell>
          <table:table-cell table:style-name="ce3" office:value-type="float" office:value="190909.05" calcext:value-type="float">
            <text:p>190 909,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 FRANCOIS DUPUIS, NOTAIRE</text:p>
          </table:table-cell>
          <table:table-cell office:value-type="string" calcext:value-type="string">
            <text:p>Projet Le Triangle : acquisition des droits de l'emphytéote au 4815 et 4815A rue Buchan, aux fins d'aménagement d'un parc</text:p>
          </table:table-cell>
          <table:table-cell table:style-name="ce3" office:value-type="float" office:value="2500000" calcext:value-type="float">
            <text:p>2 500 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ENCY PERRAULT ARCHITECTES S.E.N.C.R.L.</text:p>
          </table:table-cell>
          <table:table-cell office:value-type="string" calcext:value-type="string">
            <text:p>Parc de Kent et parc Notre-Dame-de-Grâce : services professionnels en architecture dans le cadre du projet d'aménagement</text:p>
          </table:table-cell>
          <table:table-cell table:style-name="ce3" office:value-type="float" office:value="131665.87" calcext:value-type="float">
            <text:p>131 665,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L ENVIROTEK INC.</text:p>
          </table:table-cell>
          <table:table-cell office:value-type="string" calcext:value-type="string">
            <text:p>Parc de Kent et parc Notre-Dame-de-Grâce : inspection des travaux de construction</text:p>
          </table:table-cell>
          <table:table-cell table:style-name="ce3" office:value-type="float" office:value="8016.85" calcext:value-type="float">
            <text:p>8 016,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Georges-Saint-Pierre : incidences - réalisation de forages géotechniques et de tests de caractérisation environnementale</text:p>
          </table:table-cell>
          <table:table-cell table:style-name="ce3" office:value-type="float" office:value="8923.94" calcext:value-type="float">
            <text:p>8 923,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Jean-Brillant : incidences - réalisation de forages géotechniques</text:p>
          </table:table-cell>
          <table:table-cell table:style-name="ce3" office:value-type="float" office:value="4934.41" calcext:value-type="float">
            <text:p>4 934,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Loyola : incidences - réalisation de forages géotechniques et de tests de caractérisation environnementale</text:p>
          </table:table-cell>
          <table:table-cell table:style-name="ce3" office:value-type="float" office:value="10183.79" calcext:value-type="float">
            <text:p>10 183,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LECT INC.</text:p>
          </table:table-cell>
          <table:table-cell office:value-type="string" calcext:value-type="string">
            <text:p>Contrat pour l'éclairage de la place de Vimy au parc Notre-Dame-de-Grâce</text:p>
          </table:table-cell>
          <table:table-cell table:style-name="ce3" office:value-type="float" office:value="125013.87" calcext:value-type="float">
            <text:p>125 013,8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at pour l'éclairage de la place de Vimy au parc Notre-Dame-de-Grâce</text:p>
          </table:table-cell>
          <table:table-cell table:style-name="ce3" office:value-type="float" office:value="13358.2" calcext:value-type="float">
            <text:p>13 358,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GEREQ LTÉE</text:p>
          </table:table-cell>
          <table:table-cell office:value-type="string" calcext:value-type="string">
            <text:p>Travaux de mise aux normes de l'aréna Bill-Durnan</text:p>
          </table:table-cell>
          <table:table-cell table:style-name="ce3" office:value-type="float" office:value="1763544.93" calcext:value-type="float">
            <text:p>1 763 544,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BRAGES</text:p>
          </table:table-cell>
          <table:table-cell office:value-type="string" calcext:value-type="string">
            <text:p>Honoraires professionnels pour l'éclairage de la place de Vimy au parc Notre-Dame-de-Grâce - année 2016</text:p>
          </table:table-cell>
          <table:table-cell table:style-name="ce3" office:value-type="float" office:value="20857.79" calcext:value-type="float">
            <text:p>20 857,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noraires professionnels pour l'éclairage de la place de Vimy au parc Notre-Dame-de-Grâce - année 2017</text:p>
          </table:table-cell>
          <table:table-cell table:style-name="ce3" office:value-type="float" office:value="7963.3" calcext:value-type="float">
            <text:p>7 963,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OMHM) OFFICE MUNICIPAL D'HABITATION DE MONTRÉAL</text:p>
          </table:table-cell>
          <table:table-cell office:value-type="string" calcext:value-type="string">
            <text:p>Projet au Centre communautaire Abe-Limonchik : taxes foncières pour la période d'occupation du 1er décembre 2014 et du 15 juillet 2015 avant l'achat</text:p>
          </table:table-cell>
          <table:table-cell table:style-name="ce3" office:value-type="float" office:value="48828.28" calcext:value-type="float">
            <text:p>48 828,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is de service du syndicat de copropriété Victoria-Barclay</text:p>
          </table:table-cell>
          <table:table-cell table:style-name="ce3" office:value-type="float" office:value="10582.74" calcext:value-type="float">
            <text:p>10 582,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is de service du syndicat de copropriété Victoria-Barclay</text:p>
          </table:table-cell>
          <table:table-cell table:style-name="ce3" office:value-type="float" office:value="11972.99" calcext:value-type="float">
            <text:p>11 972,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ÉPINIÈRE A. MUCCI INC.</text:p>
          </table:table-cell>
          <table:table-cell office:value-type="string" calcext:value-type="string">
            <text:p>Mélange de terre pour lit de plantation - année 2016</text:p>
          </table:table-cell>
          <table:table-cell table:style-name="ce3" office:value-type="float" office:value="7480.36" calcext:value-type="float">
            <text:p>7 480,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élange de terre pour gazon et fosses d'arbres - année 2016</text:p>
          </table:table-cell>
          <table:table-cell table:style-name="ce3" office:value-type="float" office:value="6000.56" calcext:value-type="float">
            <text:p>6 000,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élange de terre pour gazon et fosses d'arbres - année 2017</text:p>
          </table:table-cell>
          <table:table-cell table:style-name="ce3" office:value-type="float" office:value="6179.57" calcext:value-type="float">
            <text:p>6 179,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élange de terre pour les parcs</text:p>
          </table:table-cell>
          <table:table-cell table:style-name="ce3" office:value-type="float" office:value="9149.66" calcext:value-type="float">
            <text:p>9 149,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ÉPINIÈRE AUCLAIR ET FRÈRES (1991) INC.</text:p>
          </table:table-cell>
          <table:table-cell office:value-type="string" calcext:value-type="string">
            <text:p>Achat d'arbres pour le nouveau Centre culturel de Notre-Dame-de-Grâce - année 2016</text:p>
          </table:table-cell>
          <table:table-cell table:style-name="ce3" office:value-type="float" office:value="3131.76" calcext:value-type="float">
            <text:p>3 131,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fleurs - année 2016</text:p>
          </table:table-cell>
          <table:table-cell table:style-name="ce3" office:value-type="float" office:value="5907" calcext:value-type="float">
            <text:p>5 907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'arbres - année 2017</text:p>
          </table:table-cell>
          <table:table-cell table:style-name="ce3" office:value-type="float" office:value="16685" calcext:value-type="float">
            <text:p>16 685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ÉPINIÈRE ROUGEMONT ENR.</text:p>
          </table:table-cell>
          <table:table-cell office:value-type="string" calcext:value-type="string">
            <text:p>Achat de fleurs - année 2016</text:p>
          </table:table-cell>
          <table:table-cell table:style-name="ce3" office:value-type="float" office:value="17569.66" calcext:value-type="float">
            <text:p>17 569,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fleurs - année 2017</text:p>
          </table:table-cell>
          <table:table-cell table:style-name="ce3" office:value-type="float" office:value="22740.29" calcext:value-type="float">
            <text:p>22 740,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ÉVENTION CÔTE-DES-NEIGES–NOTRE-DAME-DE-GRÂCE</text:p>
          </table:table-cell>
          <table:table-cell office:value-type="string" calcext:value-type="string">
            <text:p>Fonds de développement social local - année 2016</text:p>
          </table:table-cell>
          <table:table-cell table:style-name="ce3" office:value-type="float" office:value="82707" calcext:value-type="float">
            <text:p>82 707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du Fonds de développement social local pour les travailleurs du milieu des aînés</text:p>
          </table:table-cell>
          <table:table-cell table:style-name="ce3" office:value-type="float" office:value="39500" calcext:value-type="float">
            <text:p>39 5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pour le projet pilote d'art mural 2016-2017 pour l'entrepôt Sutton Plumbing</text:p>
          </table:table-cell>
          <table:table-cell table:style-name="ce3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pour la réalisation des activités reliées au Programme montréalais de soutien à l’action citoyenne en sécurité urbaine</text:p>
          </table:table-cell>
          <table:table-cell table:style-name="ce3" office:value-type="float" office:value="250300" calcext:value-type="float">
            <text:p>250 3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nte de partenariat pour la réalisation d’activités liées à la concertation et au soutien en développement social local</text:p>
          </table:table-cell>
          <table:table-cell table:style-name="ce3" office:value-type="float" office:value="70000" calcext:value-type="float">
            <text:p>70 000,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ITS SANY</text:p>
          </table:table-cell>
          <table:table-cell office:value-type="string" calcext:value-type="string">
            <text:p>Achat de produits et d'équipements d'entretien - année 2016</text:p>
          </table:table-cell>
          <table:table-cell table:style-name="ce3" office:value-type="float" office:value="17858.48" calcext:value-type="float">
            <text:p>17 858,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produits et d'équipements d'entretien - année 2017</text:p>
          </table:table-cell>
          <table:table-cell table:style-name="ce3" office:value-type="float" office:value="8089.46" calcext:value-type="float">
            <text:p>8 089,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NET ENVIRONNEMENT INC./ <text:span text:style-name="T1">Entente: 1122657</text:span></text:p>
          </table:table-cell>
          <table:table-cell office:value-type="string" calcext:value-type="string">
            <text:p>Contrat pour le nettoyage des conduits d'égouts - année 2016</text:p>
          </table:table-cell>
          <table:table-cell table:style-name="ce3" office:value-type="float" office:value="32789.82" calcext:value-type="float">
            <text:p>32 789,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YCLAGE NOTRE-DAME INC./ <text:span text:style-name="T1">Entente 883323 et 1159087</text:span></text:p>
          </table:table-cell>
          <table:table-cell office:value-type="string" calcext:value-type="string">
            <text:p>Service de disposition de terre - année 2016</text:p>
          </table:table-cell>
          <table:table-cell table:style-name="ce3" office:value-type="float" office:value="223895.85" calcext:value-type="float">
            <text:p>223 895,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YCLAGE NOTRE-DAME INC./ <text:span text:style-name="T1">Entente 1159087</text:span></text:p>
          </table:table-cell>
          <table:table-cell office:value-type="string" calcext:value-type="string">
            <text:p>Service de disposition de terre - année 2017</text:p>
          </table:table-cell>
          <table:table-cell table:style-name="ce3" office:value-type="float" office:value="124672.66" calcext:value-type="float">
            <text:p>124 672,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YCLAGE NOTRE-DAME INC./ <text:span text:style-name="T1">Entente 951328</text:span></text:p>
          </table:table-cell>
          <table:table-cell office:value-type="string" calcext:value-type="string">
            <text:p>Disposition de résidus de balai et dépôt à neige - année 2017</text:p>
          </table:table-cell>
          <table:table-cell table:style-name="ce3" office:value-type="float" office:value="144999.41" calcext:value-type="float">
            <text:p>144 999,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RQUAGE BL</text:p>
          </table:table-cell>
          <table:table-cell office:value-type="string" calcext:value-type="string">
            <text:p>Service: remorquage pour les opérations de déneigement - années 2016-2017</text:p>
          </table:table-cell>
          <table:table-cell table:style-name="ce3" office:value-type="float" office:value="20661.54" calcext:value-type="float">
            <text:p>20 661,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RQUAGE BL/ <text:span text:style-name="T1">Entente 1172756</text:span></text:p>
          </table:table-cell>
          <table:table-cell office:value-type="string" calcext:value-type="string">
            <text:p>Service: remorquage pour les opérations de déneigement - années 2016-2017 et 2017-2018.</text:p>
          </table:table-cell>
          <table:table-cell table:style-name="ce3" office:value-type="float" office:value="100788" calcext:value-type="float">
            <text:p>100 788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RQUAGE BURSTALL CONRAD</text:p>
          </table:table-cell>
          <table:table-cell office:value-type="string" calcext:value-type="string">
            <text:p>Service de remorquage sur le territoire CDN-NDG - année 2016</text:p>
          </table:table-cell>
          <table:table-cell table:style-name="ce3" office:value-type="float" office:value="29821.7" calcext:value-type="float">
            <text:p>29 821,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de remorquage sur le territoire CDN-NDG - année 2017</text:p>
          </table:table-cell>
          <table:table-cell table:style-name="ce3" office:value-type="float" office:value="22047.37" calcext:value-type="float">
            <text:p>22 047,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RS COMMUNICATIONS CANADA INC.</text:p>
          </table:table-cell>
          <table:table-cell office:value-type="string" calcext:value-type="string">
            <text:p>Frais d'utilisation de cellulaires pour les travaux publics et le bureau technique - année 2016</text:p>
          </table:table-cell>
          <table:table-cell table:style-name="ce3" office:value-type="float" office:value="8047.29" calcext:value-type="float">
            <text:p>8 047,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is d'utilisation de cellulaires pour les sports, la culture et les loisirs - année 2016</text:p>
          </table:table-cell>
          <table:table-cell table:style-name="ce3" office:value-type="float" office:value="6226.92" calcext:value-type="float">
            <text:p>6 226,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is d'utilisation de cellulaires pour les travaux publics et le bureau technique - année 2017</text:p>
          </table:table-cell>
          <table:table-cell table:style-name="ce3" office:value-type="float" office:value="12598.5" calcext:value-type="float">
            <text:p>12 598,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EXEN SERVICES ENVIRONNEMENTAUX INC.</text:p>
          </table:table-cell>
          <table:table-cell office:value-type="string" calcext:value-type="string">
            <text:p>Élimination et traitement des sols contaminés catégorisés AB - année 2016</text:p>
          </table:table-cell>
          <table:table-cell table:style-name="ce3" office:value-type="float" office:value="6187.12" calcext:value-type="float">
            <text:p>6 187,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Élimination et traitement de terre AB (voirie) - année 2017</text:p>
          </table:table-cell>
          <table:table-cell table:style-name="ce3" office:value-type="float" office:value="31496.25" calcext:value-type="float">
            <text:p>31 496,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AGE DE BÉTON 2000 INC.</text:p>
          </table:table-cell>
          <table:table-cell office:value-type="string" calcext:value-type="string">
            <text:p>Location d'une scie à béton à lame de 36 pouces - année 2016</text:p>
          </table:table-cell>
          <table:table-cell table:style-name="ce3" office:value-type="float" office:value="2715.51" calcext:value-type="float">
            <text:p>2 715,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'une scie à béton à lame de 36 pouces avec opérateur, incluant les accessoires, pour la réalisation en régie des travaux de réfection mineure de trottoirs</text:p>
          </table:table-cell>
          <table:table-cell table:style-name="ce3" office:value-type="float" office:value="27267.88" calcext:value-type="float">
            <text:p>27 267,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d'une scie à béton - année 2017</text:p>
          </table:table-cell>
          <table:table-cell table:style-name="ce3" office:value-type="float" office:value="15111.36" calcext:value-type="float">
            <text:p>15 111,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ÉTÉ CANADIENNE DES POSTES</text:p>
          </table:table-cell>
          <table:table-cell office:value-type="string" calcext:value-type="string">
            <text:p>Frais postaux - année 2016</text:p>
          </table:table-cell>
          <table:table-cell table:style-name="ce3" office:value-type="float" office:value="20367.05" calcext:value-type="float">
            <text:p>20 367,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is postaux - année 2017</text:p>
          </table:table-cell>
          <table:table-cell table:style-name="ce3" office:value-type="float" office:value="2964.02" calcext:value-type="float">
            <text:p>2 964,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ÉTÉ EN COMMANDITE STRONGCO</text:p>
          </table:table-cell>
          <table:table-cell office:value-type="string" calcext:value-type="string">
            <text:p>Contrat de location de quatre niveleuses</text:p>
          </table:table-cell>
          <table:table-cell table:style-name="ce3" office:value-type="float" office:value="82217.81" calcext:value-type="float">
            <text:p>82 217,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ÉTÉ ENVIRONNEMENTALE CÔTE-DES-NEIGES</text:p>
          </table:table-cell>
          <table:table-cell office:value-type="string" calcext:value-type="string">
            <text:p>Fonds de développement social local 2016: Réseau des jardins urbains de CDN</text:p>
          </table:table-cell>
          <table:table-cell table:style-name="ce3" office:value-type="float" office:value="20250" calcext:value-type="float">
            <text:p>20 25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jet Darlington communauté durable (Programme Quartier 21) CDN-NDG 2016</text:p>
          </table:table-cell>
          <table:table-cell table:style-name="ce3" office:value-type="float" office:value="30000" calcext:value-type="float">
            <text:p>30 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d'ébénisterie: planification du projet pour l'amélioration des jardins communautaires</text:p>
          </table:table-cell>
          <table:table-cell table:style-name="ce3" office:value-type="float" office:value="3674.56" calcext:value-type="float">
            <text:p>3 674,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pour la réalisation du programme Éco-quartier - année 2017</text:p>
          </table:table-cell>
          <table:table-cell table:style-name="ce3" office:value-type="float" office:value="325000" calcext:value-type="float">
            <text:p>325 000,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CIÉTÉ ENVIRONNEMENTALE CÔTE-DES-NEIGES (suite)</text:p>
          </table:table-cell>
          <table:table-cell office:value-type="string" calcext:value-type="string">
            <text:p>Contribution financière : évictions - année 2017</text:p>
          </table:table-cell>
          <table:table-cell table:style-name="ce3" office:value-type="float" office:value="114086.37" calcext:value-type="float">
            <text:p>114 086,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inancière - année 2017</text:p>
          </table:table-cell>
          <table:table-cell table:style-name="ce3" office:value-type="float" office:value="22989.41" calcext:value-type="float">
            <text:p>22 989,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OMEC INDUSTRIEL INC.</text:p>
          </table:table-cell>
          <table:table-cell office:value-type="string" calcext:value-type="string">
            <text:p>Contrat de réfection mineure de trottoirs, de bordures et de travaux d'utilités publiques sur les différentes rues - RMTUP - année 2016</text:p>
          </table:table-cell>
          <table:table-cell table:style-name="ce3" office:value-type="float" office:value="910676.52" calcext:value-type="float">
            <text:p>910 676,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OTECH INC.</text:p>
          </table:table-cell>
          <table:table-cell office:value-type="string" calcext:value-type="string">
            <text:p>Garde-corps pour le Centre culturel de Notre-Dame-de-Grâce</text:p>
          </table:table-cell>
          <table:table-cell table:style-name="ce3" office:value-type="float" office:value="8768.56" calcext:value-type="float">
            <text:p>8 768,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Équipement pour la salle de spectacle du Centre culturel de Notre-Dame-de-Grâce</text:p>
          </table:table-cell>
          <table:table-cell table:style-name="ce3" office:value-type="float" office:value="2322.09" calcext:value-type="float">
            <text:p>2 322,0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fournitures électriques pour la Maison de la culture de Côte-des-Neiges</text:p>
          </table:table-cell>
          <table:table-cell table:style-name="ce3" office:value-type="float" office:value="3149.62" calcext:value-type="float">
            <text:p>3 149,6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diverses fournitures pour la Maison de la culture de Notre-Dame-de-Grâce</text:p>
          </table:table-cell>
          <table:table-cell table:style-name="ce3" office:value-type="float" office:value="6125.13" calcext:value-type="float">
            <text:p>6 125,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diverses fournitures pour le Centre culturel de Notre-Dame-de-Grâce</text:p>
          </table:table-cell>
          <table:table-cell table:style-name="ce3" office:value-type="float" office:value="8756.65" calcext:value-type="float">
            <text:p>8 756,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S.P.C.A) SOCIÉTÉ POUR LA PRÉVENTION DE LA CRUAUTÉ ENVERS LES ANIMAUX</text:p>
          </table:table-cell>
          <table:table-cell office:value-type="string" calcext:value-type="string">
            <text:p>Service de fourrière et de contrôle animal</text:p>
          </table:table-cell>
          <table:table-cell table:style-name="ce3" office:value-type="float" office:value="112867" calcext:value-type="float">
            <text:p>112 867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LEM</text:p>
          </table:table-cell>
          <table:table-cell office:value-type="string" calcext:value-type="string">
            <text:p>Achat de scies hydrauliques pour la voirie</text:p>
          </table:table-cell>
          <table:table-cell table:style-name="ce3" office:value-type="float" office:value="22519.82" calcext:value-type="float">
            <text:p>22 519,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lame</text:p>
          </table:table-cell>
          <table:table-cell table:style-name="ce3" office:value-type="float" office:value="3244.12" calcext:value-type="float">
            <text:p>3 244,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-GERMAIN ÉGOUTS ET AQUEDUC</text:p>
          </table:table-cell>
          <table:table-cell office:value-type="string" calcext:value-type="string">
            <text:p>Achat de chambre de vanne - année 2016</text:p>
          </table:table-cell>
          <table:table-cell table:style-name="ce3" office:value-type="float" office:value="7793.86" calcext:value-type="float">
            <text:p>7 793,8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couronne - année 2016</text:p>
          </table:table-cell>
          <table:table-cell table:style-name="ce3" office:value-type="float" office:value="3256.72" calcext:value-type="float">
            <text:p>3 256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chambre de vanne - année 2017</text:p>
          </table:table-cell>
          <table:table-cell table:style-name="ce3" office:value-type="float" office:value="11361.75" calcext:value-type="float">
            <text:p>11 361,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DICAT DE COPROPRIÉTÉ DES TERRAINS BENNY FARM</text:p>
          </table:table-cell>
          <table:table-cell office:value-type="string" calcext:value-type="string">
            <text:p>Cotisation 2016</text:p>
          </table:table-cell>
          <table:table-cell table:style-name="ce3" office:value-type="float" office:value="17336.67" calcext:value-type="float">
            <text:p>17 336,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tisation 2017</text:p>
          </table:table-cell>
          <table:table-cell table:style-name="ce3" office:value-type="float" office:value="22548.6" calcext:value-type="float">
            <text:p>22 548,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ASKO COMMUNICATIONS INC.</text:p>
          </table:table-cell>
          <table:table-cell office:value-type="string" calcext:value-type="string">
            <text:p>Service: infographie et graphisme - année 2016</text:p>
          </table:table-cell>
          <table:table-cell table:style-name="ce3" office:value-type="float" office:value="6991.11" calcext:value-type="float">
            <text:p>6 991,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: infographie et graphisme - année 2017</text:p>
          </table:table-cell>
          <table:table-cell table:style-name="ce3" office:value-type="float" office:value="15748.12" calcext:value-type="float">
            <text:p>15 748,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HNOLOGIES STAY CONNECTED INC.</text:p>
          </table:table-cell>
          <table:table-cell office:value-type="string" calcext:value-type="string">
            <text:p>Bibliothèque interculturelle : acquisition d'équipements pour le prêt en libre-service de tablettes Netspot - année 2016</text:p>
          </table:table-cell>
          <table:table-cell table:style-name="ce3" office:value-type="float" office:value="51439.68" calcext:value-type="float">
            <text:p>51 439,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hat de licence</text:p>
          </table:table-cell>
          <table:table-cell table:style-name="ce3" office:value-type="float" office:value="6194.26" calcext:value-type="float">
            <text:p>6 194,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S</text:p>
          </table:table-cell>
          <table:table-cell office:value-type="string" calcext:value-type="string">
            <text:p>Travaux de télécommunication du Centre culturel de Notre-Dame-de-Grâce</text:p>
          </table:table-cell>
          <table:table-cell table:style-name="ce3" office:value-type="float" office:value="32101.61" calcext:value-type="float">
            <text:p>32 101,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SIER RÉCRÉO-PARC INC.</text:p>
          </table:table-cell>
          <table:table-cell office:value-type="string" calcext:value-type="string">
            <text:p>Parc de la Savane: ouverture et fermeture de jeux d'eau (2016-2020)</text:p>
          </table:table-cell>
          <table:table-cell table:style-name="ce3" office:value-type="float" office:value="5196.88" calcext:value-type="float">
            <text:p>5 196,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ckenzie-King : installation de la glissoire</text:p>
          </table:table-cell>
          <table:table-cell table:style-name="ce3" office:value-type="float" office:value="5156.99" calcext:value-type="float">
            <text:p>5 156,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urice-Cullen : travaux de remplacement de 2 paniers de basketball et réparation du gazon au pourtour</text:p>
          </table:table-cell>
          <table:table-cell table:style-name="ce3" office:value-type="float" office:value="10520.79" calcext:value-type="float">
            <text:p>10 520,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ELEC / COMMON INC.</text:p>
          </table:table-cell>
          <table:table-cell office:value-type="string" calcext:value-type="string">
            <text:p>Plan de signalisation pour entraves diverses</text:p>
          </table:table-cell>
          <table:table-cell table:style-name="ce3" office:value-type="float" office:value="18651.9" calcext:value-type="float">
            <text:p>18 651,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gnalisation routière : rue de la Savane entre le boulevard Décarie et l'avenue Victoria</text:p>
          </table:table-cell>
          <table:table-cell table:style-name="ce3" office:value-type="float" office:value="2762.85" calcext:value-type="float">
            <text:p>2 762,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vaux de signalisation - année 2017</text:p>
          </table:table-cell>
          <table:table-cell table:style-name="ce3" office:value-type="float" office:value="62992.5" calcext:value-type="float">
            <text:p>62 992,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RT MOTTILLO ET FILS INC.</text:p>
          </table:table-cell>
          <table:table-cell office:value-type="string" calcext:value-type="string">
            <text:p>Réparation de drains privés - année 2016</text:p>
          </table:table-cell>
          <table:table-cell table:style-name="ce3" office:value-type="float" office:value="10802.04" calcext:value-type="float">
            <text:p>10 802,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vaux d'excavation</text:p>
          </table:table-cell>
          <table:table-cell table:style-name="ce3" office:value-type="float" office:value="22782.29" calcext:value-type="float">
            <text:p>22 782,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vaux d'excavation pour le remplacement d'un égout du domaine public</text:p>
          </table:table-cell>
          <table:table-cell table:style-name="ce3" office:value-type="float" office:value="18897.75" calcext:value-type="float">
            <text:p>18 897,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éparation de drains privés - année 2016</text:p>
          </table:table-cell>
          <table:table-cell table:style-name="ce3" office:value-type="float" office:value="19174.54" calcext:value-type="float">
            <text:p>19 174,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éparation de drains privés - année 2017</text:p>
          </table:table-cell>
          <table:table-cell table:style-name="ce3" office:value-type="float" office:value="20262.58" calcext:value-type="float">
            <text:p>20 262,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VRAC MONTRÉAL LAVAL INC.</text:p>
          </table:table-cell>
          <table:table-cell office:value-type="string" calcext:value-type="string">
            <text:p>Transport de terre - année 2016</text:p>
          </table:table-cell>
          <table:table-cell table:style-name="ce3" office:value-type="float" office:value="3954.53" calcext:value-type="float">
            <text:p>3 954,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port de terre - année 2017</text:p>
          </table:table-cell>
          <table:table-cell table:style-name="ce3" office:value-type="float" office:value="36525.15" calcext:value-type="float">
            <text:p>36 525,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VERSITÉ CONCORDIA</text:p>
          </table:table-cell>
          <table:table-cell office:value-type="string" calcext:value-type="string">
            <text:p>Location de la patinoire de l'Université Concordia</text:p>
          </table:table-cell>
          <table:table-cell table:style-name="ce3" office:value-type="float" office:value="5610.27" calcext:value-type="float">
            <text:p>5 610,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tilisation des terrains sportifs de l'Université Concordia - Campus Loyola</text:p>
          </table:table-cell>
          <table:table-cell office:value-type="string" calcext:value-type="string">
            <text:p>104 987 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E MONT-ROYAL</text:p>
          </table:table-cell>
          <table:table-cell office:value-type="string" calcext:value-type="string">
            <text:p>Échange de service entre l'arrondissement et Ville Mont-Royal: permettre aux résidants du secteur Glenmount d'utiliser les services de sports, de loisirs et de bibliothèque de Ville Mont-Royal</text:p>
          </table:table-cell>
          <table:table-cell table:style-name="ce3" office:value-type="float" office:value="141733.13" calcext:value-type="float">
            <text:p>141 733,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ACOUSTIK INC.</text:p>
          </table:table-cell>
          <table:table-cell office:value-type="string" calcext:value-type="string">
            <text:p>Études de bruit</text:p>
          </table:table-cell>
          <table:table-cell table:style-name="ce3" office:value-type="float" office:value="24999.62" calcext:value-type="float">
            <text:p>24 999,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HAVEN ELMHURST COMMUNITY RECREATION ASSOCIATION</text:p>
          </table:table-cell>
          <table:table-cell office:value-type="string" calcext:value-type="string">
            <text:p>Contributions financières pour la réalisation d'activités de sports et de loisirs - année 2016</text:p>
          </table:table-cell>
          <table:table-cell table:style-name="ce3" office:value-type="float" office:value="19162" calcext:value-type="float">
            <text:p>19 162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s financières pour la réalisation d'activités de sports et de loisirs - année 2017</text:p>
          </table:table-cell>
          <table:table-cell table:style-name="ce3" office:value-type="float" office:value="57488" calcext:value-type="float">
            <text:p>57 488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s financières pour la réalisation du camp de jour - année 2017</text:p>
          </table:table-cell>
          <table:table-cell table:style-name="ce3" office:value-type="float" office:value="17989.17" calcext:value-type="float">
            <text:p>17 989,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46-8980 QUÉBEC INC.</text:p>
          </table:table-cell>
          <table:table-cell office:value-type="string" calcext:value-type="string">
            <text:p>Stationnement pour les employés - juin à décembre 2016</text:p>
          </table:table-cell>
          <table:table-cell table:style-name="ce3" office:value-type="float" office:value="18408.72" calcext:value-type="float">
            <text:p>18 408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onnement pour les employés - janvier à juin 2017</text:p>
          </table:table-cell>
          <table:table-cell table:style-name="ce3" office:value-type="float" office:value="18406.41" calcext:value-type="float">
            <text:p>18 406,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297-6646 QUÉBEC INC./ <text:span text:style-name="T1">Entente 1182973</text:span></text:p>
          </table:table-cell>
          <table:table-cell office:value-type="string" calcext:value-type="string">
            <text:p>Location d'une rétrocaveuse avec opérateur</text:p>
          </table:table-cell>
          <table:table-cell table:style-name="ce3" office:value-type="float" office:value="138669.17" calcext:value-type="float">
            <text:p>138 669,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499237 CANADA INC./ <text:span text:style-name="T1">Entente 1172750</text:span></text:p>
          </table:table-cell>
          <table:table-cell office:value-type="string" calcext:value-type="string">
            <text:p>Service: remorquage de véhicules pour l'opération de déneigement - année 2016-2017</text:p>
          </table:table-cell>
          <table:table-cell table:style-name="ce3" office:value-type="float" office:value="22352.36" calcext:value-type="float">
            <text:p>22 352,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: remorquage de véhicules pour l'opération de déneigement - années 2016-2017 et 2017-2018</text:p>
          </table:table-cell>
          <table:table-cell table:style-name="ce3" office:value-type="float" office:value="97008.44" calcext:value-type="float">
            <text:p>97 008,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: <text:span text:style-name="T1">27 374 413,66</text:span></text:p>
          </table:table-cell>
          <table:table-cell table:number-columns-repeated="1023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7-08-11T10:42:36</meta:creation-date>
    <dc:date>2017-08-11T13:59:35.462000000</dc:date>
    <meta:editing-duration>PT3M40S</meta:editing-duration>
    <meta:editing-cycles>1</meta:editing-cycles>
    <meta:generator>LibreOffice/5.3.4.2$Windows_x86 LibreOffice_project/f82d347ccc0be322489bf7da61d7e4ad13fe2ff3</meta:generator>
    <meta:document-statistic meta:table-count="3" meta:cell-count="753" meta:object-count="0"/>
  </office:meta>
</office:document-meta>
</file>